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326cm"/>
    </style:style>
    <style:style style:name="co8" style:family="table-column">
      <style:table-column-properties fo:break-before="auto" style:column-width="1.122cm"/>
    </style:style>
    <style:style style:name="co9" style:family="table-column">
      <style:table-column-properties fo:break-before="auto" style:column-width="1.7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11"/>
          <table:table-cell table:style-name="ce11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lumna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Exercici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Exàmens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Treball</text:p>
          </table:table-cell>
          <table:covered-table-cell table:style-name="ce3"/>
          <table:table-cell table:style-name="ce5" office:value-type="string" calcext:value-type="string" table:number-columns-spanned="1" table:number-rows-spanned="3">
            <text:p>Nota Final</text:p>
          </table:table-cell>
          <table:table-cell table:style-name="ce8"/>
          <table:table-cell table:style-name="ce11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Cognom</text:p>
          </table:table-cell>
          <table:table-cell table:style-name="ce5" office:value-type="string" calcext:value-type="string" table:number-columns-spanned="1" table:number-rows-spanned="2">
            <text:p>Nom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A Casa</text:p>
          </table:table-cell>
          <table:table-cell table:style-name="ce5" office:value-type="string" calcext:value-type="string">
            <text:p>A classe</text:p>
          </table:table-cell>
          <table:covered-table-cell table:style-name="ce5"/>
          <table:table-cell table:style-name="ce11" table:number-columns-repeated="2"/>
        </table:table-row>
        <table:table-row table:style-name="ro2">
          <table:table-cell/>
          <table:covered-table-cell table:number-columns-repeated="2" table:style-name="ce3"/>
          <table:table-cell table:style-name="ce12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5"/>
          <table:table-cell table:style-name="ce12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5"/>
          <table:table-cell table:style-name="ce12" office:value-type="percentage" office:value="0.5" calcext:value-type="percentage" table:number-columns-spanned="3" table:number-rows-spanned="1">
            <text:p>50,00 %</text:p>
          </table:table-cell>
          <table:covered-table-cell table:style-name="ce6"/>
          <table:covered-table-cell table:style-name="ce5"/>
          <table:table-cell table:style-name="ce12" office:value-type="percentage" office:value="0.1" calcext:value-type="percentage" table:number-columns-spanned="2" table:number-rows-spanned="1">
            <text:p>10,00 %</text:p>
          </table:table-cell>
          <table:covered-table-cell table:style-name="ce6"/>
          <table:covered-table-cell table:style-name="ce5"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Barber</text:p>
          </table:table-cell>
          <table:table-cell office:value-type="string" calcext:value-type="string">
            <text:p>Jord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([.D6]+[.E6]+[.F6])/3)*[.D5] + (([.G6]+[.H6]+[.I6])/3)*[.G5]+(([.J6]+[.K6]+[.L6])/3)*[.J5]+(([.M6]+[.N6])/2)*[.M5]" office:value-type="float" office:value="5.66666666666667" calcext:value-type="float">
            <text:p>5,67</text:p>
          </table:table-cell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Ia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([.D7]+[.E7]+[.F7])/3)*[.D5] + (([.G7]+[.H7]+[.I7])/3)*[.G5]+(([.J7]+[.K7]+[.L7])/3)*[.J5]+(([.M7]+[.N7])/2)*[.M5]" office:value-type="float" office:value="6.08333333333333" calcext:value-type="float">
            <text:p>6,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udavets</text:p>
          </table:table-cell>
          <table:table-cell office:value-type="string" calcext:value-type="string">
            <text:p>Jose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([.D8]+[.E8]+[.F8])/3)*[.D5] + (([.G8]+[.H8]+[.I8])/3)*[.G5]+(([.J8]+[.K8]+[.L8])/3)*[.J5]+(([.M8]+[.N8])/2)*[.M5]" office:value-type="float" office:value="5.5" calcext:value-type="float">
            <text:p>5,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ay</text:p>
          </table:table-cell>
          <table:table-cell office:value-type="string" calcext:value-type="string">
            <text:p>Mar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([.D9]+[.E9]+[.F9])/3)*[.D5] + (([.G9]+[.H9]+[.I9])/3)*[.G5]+(([.J9]+[.K9]+[.L9])/3)*[.J5]+(([.M9]+[.N9])/2)*[.M5]" office:value-type="float" office:value="5.66666666666667" calcext:value-type="float">
            <text:p>5,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Osca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D10]+[.E10]+[.F10])/3)*[.D5] + (([.G10]+[.H10]+[.I10])/3)*[.G5]+(([.J10]+[.K10]+[.L10])/3)*[.J5]+(([.M10]+[.N10])/2)*[.M5]" office:value-type="float" office:value="5.1" calcext:value-type="float">
            <text:p>5,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liser</text:p>
          </table:table-cell>
          <table:table-cell office:value-type="string" calcext:value-type="string">
            <text:p>Serg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([.D11]+[.E11]+[.F11])/3)*[.D5] + (([.G11]+[.H11]+[.I11])/3)*[.G5]+(([.J11]+[.K11]+[.L11])/3)*[.J5]+(([.M11]+[.N11])/2)*[.M5]" office:value-type="float" office:value="5.68333333333333" calcext:value-type="float">
            <text:p>5,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2:49:03.526895863</meta:creation-date>
    <dc:date>2024-01-19T08:17:41.927425655</dc:date>
    <meta:editing-duration>PT15M32S</meta:editing-duration>
    <meta:editing-cycles>2</meta:editing-cycles>
    <meta:generator>LibreOffice/7.6.2.1$Windows_X86_64 LibreOffice_project/56f7684011345957bbf33a7ee678afaf4d2ba333</meta:generator>
    <meta:document-statistic meta:table-count="1" meta:cell-count="108" meta:object-count="0"/>
  </office:meta>
</office:document-meta>
</file>